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335" officeooo:paragraph-rsid="001b1335"/>
    </style:style>
    <style:style style:name="P2" style:family="paragraph" style:parent-style-name="Standard">
      <style:text-properties fo:font-weight="bold" officeooo:rsid="001b1335" officeooo:paragraph-rsid="001b133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ERS</text:p>
      <text:p text:style-name="P1">Grilled Skewered King Prawns breaded and with a zesty spicy sauce</text:p>
      <text:p text:style-name="P1">Spicy Minced Roast Duck mixed in a sauce with fresh herbs and chilli</text:p>
      <text:p text:style-name="P1">Fried Sesame Chicken served with a fruity mango sauce.</text:p>
      <text:p text:style-name="P1">Cripsy Duck Rolls</text:p>
      <text:p text:style-name="P1">Satay Tofu on skewers</text:p>
      <text:p text:style-name="P1">Thai Fish Cakes</text:p>
      <text:p text:style-name="P1"/>
      <text:p text:style-name="P1">MAINS</text:p>
      <text:p text:style-name="P1">Slow cooked Lamb Shank covered in a vegetable massamum curry</text:p>
      <text:p text:style-name="P1">Weeping Tiger Sirloin Steak in a spicy house sauce served on a sizzling plate with a</text:p>
      <text:p text:style-name="P1">side of sticky rice</text:p>
      <text:p text:style-name="P1">Spicy Seafood Pad Cha - a spicy and rich stiry fry with flavours of kra-chai, garlic,</text:p>
      <text:p text:style-name="P1">chilli, and fresh thai herbs.</text:p>
      <text:p text:style-name="P1">Roasted Duck Curry served with jasmine or egg-fried rice</text:p>
      <text:p text:style-name="P1">Minced Pork Aromatic Spicy Basil Stir Fry served with jasmine or egg-friedrice</text:p>
      <text:p text:style-name="P1">Seabass Pad Cha - a spicy and rich stiry fry with flavours of kra-chai, garlic, chilli, and</text:p>
      <text:p text:style-name="P1">fresh thai herbs.</text:p>
      <text:p text:style-name="P1">Three Slow Marinated Lamb Cutlets dressed in a wok fried sauce containing thai herbs</text:p>
      <text:p text:style-name="P1"/>
      <text:p text:style-name="P1">DESSERTS</text:p>
      <text:p text:style-name="P1">Sticky Toffee Pudding with a rich butterscotch sauce</text:p>
      <text:p text:style-name="P1">Thai Pandan Pancake with a cocnut filling and honey drizzle</text:p>
      <text:p text:style-name="P1">21.50 per person</text:p>
      <text:p text:style-name="P1"/>
      <text:p text:style-name="P1">--------------------------------------------------------</text:p>
      <text:p text:style-name="P1"/>
      <text:p text:style-name="P1">STARTERS</text:p>
      <text:p text:style-name="P1">Grilled Skewered King Prawns breaded and with a zesty spicy sauce</text:p>
      <text:p text:style-name="P1">Spicy Minced Roast Duck mixed in a sauce with fresh herbs and chilli</text:p>
      <text:p text:style-name="P1">Fried Sesame Chicken served with a fruity mango sauce.</text:p>
      <text:p text:style-name="P1">Cripsy Duck Rolls</text:p>
      <text:p text:style-name="P1">Satay Tofu on skewers</text:p>
      <text:p text:style-name="P1">Thai Fish Cakes</text:p>
      <text:p text:style-name="P1"/>
      <text:p text:style-name="P1">MAINS</text:p>
      <text:p text:style-name="P1">Slow cooked Lamb Shank covered in a vegetable massamum curry</text:p>
      <text:p text:style-name="P1">Weeping Tiger Sirloin Steak in a spicy house sauce served on a sizzling plate with a</text:p>
      <text:p text:style-name="P1">side of sticky rice</text:p>
      <text:p text:style-name="P1">Spicy Seafood Pad Cha - a spicy and rich stiry fry with flavours of kra-chai, garlic,</text:p>
      <text:p text:style-name="P1">chilli, and fresh thai herbs.</text:p>
      <text:p text:style-name="P1">Roasted Duck Curry served with jasmine or egg-fried rice</text:p>
      <text:p text:style-name="P1">Minced Pork Aromatic Spicy Basil Stir Fry served with jasmine or egg-friedrice</text:p>
      <text:p text:style-name="P1">Seabass Pad Cha - a spicy and rich stiry fry with flavours of kra-chai, garlic, chilli, and</text:p>
      <text:p text:style-name="P1">fresh thai herbs.</text:p>
      <text:p text:style-name="P1">Three Slow Marinated Lamb Cutlets dressed in a wok fried sauce containing thai herbs</text:p>
      <text:p text:style-name="P1"/>
      <text:p text:style-name="P2">19.95 per p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0:00:34.233510715</meta:creation-date>
    <meta:print-date>2014-11-03T00:03:48.453700851</meta:print-date>
    <dc:date>2014-11-03T00:46:49.518111136</dc:date>
    <meta:editing-duration>PT31M5S</meta:editing-duration>
    <meta:editing-cycles>1</meta:editing-cycles>
    <meta:document-statistic meta:table-count="0" meta:image-count="0" meta:object-count="0" meta:page-count="1" meta:paragraph-count="42" meta:word-count="328" meta:character-count="1958" meta:non-whitespace-character-count="1633"/>
    <meta:generator>LibreOffice/4.2.6.3$Linux_X86_64 LibreOffice_project/420m0$Build-3</meta:generator>
  </office:meta>
</office:document-meta>
</file>